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b237" officeooo:paragraph-rsid="000cb237"/>
    </style:style>
    <style:style style:name="P2" style:family="paragraph" style:parent-style-name="Standard">
      <style:text-properties officeooo:rsid="000ef85d" officeooo:paragraph-rsid="000ef85d"/>
    </style:style>
    <style:style style:name="P3" style:family="paragraph" style:parent-style-name="Standard">
      <style:text-properties officeooo:rsid="0010ade7" officeooo:paragraph-rsid="0010ade7"/>
    </style:style>
    <style:style style:name="P4" style:family="paragraph" style:parent-style-name="Standard">
      <style:text-properties officeooo:rsid="0012ab6b" officeooo:paragraph-rsid="0012ab6b"/>
    </style:style>
    <style:style style:name="P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cb237" officeooo:paragraph-rsid="000cb237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ef85d" officeooo:paragraph-rsid="000ef85d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0ade7" officeooo:paragraph-rsid="0010ad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aolu Emmanue</text:p>
      <text:p text:style-name="P1">RUID: 159003321</text:p>
      <text:p text:style-name="P1">Assignment 4</text:p>
      <text:p text:style-name="P1"/>
      <text:p text:style-name="P5">1.</text:p>
      <text:p text:style-name="P1"/>
      <text:p text:style-name="P1">(define (multiprint words)</text:p>
      <text:p text:style-name="P1"><text:s text:c="2"/>(display (car words))</text:p>
      <text:p text:style-name="P1"><text:s text:c="2"/>(if (not (null? (cdr words))) (multiprint (cdr words)) (display "")))</text:p>
      <text:p text:style-name="P1"/>
      <text:p text:style-name="P1">(define (echo input)</text:p>
      <text:p text:style-name="P1"><text:s text:c="2"/>(multiprint (list (car input) " " (car input) " "))</text:p>
      <text:p text:style-name="P1"><text:s text:c="2"/>(define rest (cdr input))</text:p>
      <text:p text:style-name="P1"><text:s text:c="2"/>(if (not (null? rest)) (echo rest) (display "")))</text:p>
      <text:p text:style-name="P1"/>
      <text:p text:style-name="P5">2.</text:p>
      <text:p text:style-name="P1"/>
      <text:p text:style-name="P1">(define (nth i lst)</text:p>
      <text:p text:style-name="P1"><text:s text:c="2"/>(if (= i 0) (car lst) (nth (- i 1) (cdr lst))))</text:p>
      <text:p text:style-name="P1"/>
      <text:p text:style-name="P5">3.</text:p>
      <text:p text:style-name="P1"/>
      <text:p text:style-name="P2">(define (deep-reverse l)</text:p>
      <text:p text:style-name="P2"><text:s text:c="2"/>(if (list? l) (reverse (map deep-reverse l)) l))</text:p>
      <text:p text:style-name="P2"/>
      <text:p text:style-name="P6">4.</text:p>
      <text:p text:style-name="P2"/>
      <text:p text:style-name="P3">(define (find-val key a-list)</text:p>
      <text:p text:style-name="P3"><text:s text:c="2"/>(if (eq? key (car (car a-list))) (cadr (car a-list)) (find-val key (cdr a-list))))</text:p>
      <text:p text:style-name="P3"/>
      <text:p text:style-name="P3">(define (assoc-all keys a-list)</text:p>
      <text:p text:style-name="P3"><text:s text:c="2"/>(display "(")</text:p>
      <text:p text:style-name="P3"><text:s text:c="2"/>(helper keys a-list))</text:p>
      <text:p text:style-name="P3"/>
      <text:p text:style-name="P3">(define (helper keys a-list)</text:p>
      <text:p text:style-name="P3"><text:s text:c="2"/>(display (find-val (car keys) a-list)) (display " ")</text:p>
      <text:p text:style-name="P3"><text:s text:c="2"/>(if (pair? (cdr keys)) (helper (cdr keys) a-list) (display ")"))) </text:p>
      <text:p text:style-name="P3"/>
      <text:p text:style-name="P7">5.</text:p>
      <text:p text:style-name="P3"/>
      <text:p text:style-name="P4">(define (filter fn lst)</text:p>
      <text:p text:style-name="P4"><text:s text:c="2"/>(if (not (pair? lst))</text:p>
      <text:p text:style-name="P4"><text:s text:c="6"/>(list)</text:p>
      <text:p text:style-name="P4"><text:s text:c="6"/>(if (fn (car lst)) (cons (car lst) (filter fn (cdr lst))) (filter fn (cdr lst))))</text:p>
      <text:p text:style-name="P4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00:12:08.899316091</meta:creation-date>
    <dc:date>2016-02-15T03:01:28.130199634</dc:date>
    <meta:editing-duration>PT48M24S</meta:editing-duration>
    <meta:editing-cycles>2</meta:editing-cycles>
    <meta:generator>LibreOffice/5.0.4.2$Linux_X86_64 LibreOffice_project/2b9802c1994aa0b7dc6079e128979269cf95bc78</meta:generator>
    <meta:document-statistic meta:table-count="0" meta:image-count="0" meta:object-count="0" meta:page-count="1" meta:paragraph-count="32" meta:word-count="152" meta:character-count="942" meta:non-whitespace-character-count="783"/>
  </office:meta>
</office:document-meta>
</file>